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 style:data-style-name="N125">
      <style:table-cell-properties fo:border="0.74pt solid #000000"/>
    </style:style>
    <style:style style:name="ce5" style:family="table-cell" style:parent-style-name="Default" style:data-style-name="N124">
      <style:table-cell-properties fo:border="0.74pt solid #000000"/>
    </style:style>
    <style:style style:name="ce6" style:family="table-cell" style:parent-style-name="Default" style:data-style-name="N124">
      <style:table-cell-properties fo:background-color="#ff0000" fo:border="0.74pt solid #000000"/>
    </style:style>
    <style:style style:name="ce7" style:family="table-cell" style:parent-style-name="Default" style:data-style-name="N123">
      <style:table-cell-properties fo:border="0.74pt solid #000000"/>
    </style:style>
    <style:style style:name="ce8" style:family="table-cell" style:parent-style-name="Default" style:data-style-name="N123">
      <style:table-cell-properties fo:background-color="#ff0000" fo:border="0.74pt solid #000000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5"/>
        <table:table-column table:style-name="co1" table:default-cell-style-name="ce4"/>
        <table:table-column table:style-name="co1" table:default-cell-style-name="ce7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5"/>
        <table:table-column table:style-name="co1" table:default-cell-style-name="ce7"/>
        <table:table-row table:style-name="ro1">
          <table:table-cell table:style-name="ce1" office:value-type="string" calcext:value-type="string">
            <text:p>FORK()</text:p>
          </table:table-cell>
          <table:table-cell table:style-name="ce3" office:value-type="string" calcext:value-type="string" table:number-columns-spanned="2" table:number-rows-spanned="1">
            <text:p>DEBUG</text:p>
          </table:table-cell>
          <table:covered-table-cell table:style-name="ce2"/>
          <table:table-cell table:style-name="ce3" office:value-type="string" calcext:value-type="string" table:number-columns-spanned="2" table:number-rows-spanned="1">
            <text:p>OPTYM</text:p>
          </table:table-cell>
          <table:covered-table-cell table:style-name="ce2"/>
          <table:table-cell table:number-columns-repeated="2"/>
          <table:table-cell table:style-name="ce1" office:value-type="string" calcext:value-type="string">
            <text:p>CLONE</text:p>
          </table:table-cell>
          <table:table-cell table:style-name="ce9" office:value-type="string" calcext:value-type="string" table:number-columns-spanned="2" table:number-rows-spanned="1">
            <text:p>DEBUG</text:p>
          </table:table-cell>
          <table:covered-table-cell table:style-name="ce1"/>
          <table:table-cell table:style-name="ce9" office:value-type="string" calcext:value-type="string" table:number-columns-spanned="2" table:number-rows-spanned="1">
            <text:p>OPTYM</text:p>
          </table:table-cell>
          <table:covered-table-cell table:style-name="ce1"/>
        </table:table-row>
        <table:table-row table:style-name="ro1"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Zegar [s]</text:p>
          </table:table-cell>
          <table:table-cell table:style-name="ce1" office:value-type="string" calcext:value-type="string">
            <text:p>CPU [s]</text:p>
          </table:table-cell>
          <table:table-cell table:style-name="ce1" office:value-type="string" calcext:value-type="string">
            <text:p>Zegar [s]</text:p>
          </table:table-cell>
          <table:table-cell table:style-name="ce1" office:value-type="string" calcext:value-type="string">
            <text:p>CPU [s]</text:p>
          </table:table-cell>
          <table:table-cell table:number-columns-repeated="2"/>
          <table:table-cell table:style-name="ce1" office:value-type="string" calcext:value-type="string">
            <text:p>Lp.</text:p>
          </table:table-cell>
          <table:table-cell table:style-name="ce1" office:value-type="string" calcext:value-type="string">
            <text:p>Zegar [s]</text:p>
          </table:table-cell>
          <table:table-cell table:style-name="ce1" office:value-type="string" calcext:value-type="string">
            <text:p>CPU [s]</text:p>
          </table:table-cell>
          <table:table-cell table:style-name="ce1" office:value-type="string" calcext:value-type="string">
            <text:p>Zegar [s]</text:p>
          </table:table-cell>
          <table:table-cell table:style-name="ce1" office:value-type="string" calcext:value-type="string">
            <text:p>CPU [s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97063" calcext:value-type="float">
            <text:p>0.597</text:p>
          </table:table-cell>
          <table:table-cell office:value-type="float" office:value="0.012067" calcext:value-type="float">
            <text:p>0.0121</text:p>
          </table:table-cell>
          <table:table-cell office:value-type="float" office:value="0.660994" calcext:value-type="float">
            <text:p>0.661</text:p>
          </table:table-cell>
          <table:table-cell office:value-type="float" office:value="0.009055" calcext:value-type="float">
            <text:p>0.009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64347" calcext:value-type="float">
            <text:p>0.0643</text:p>
          </table:table-cell>
          <table:table-cell office:value-type="float" office:value="0.001195" calcext:value-type="float">
            <text:p>0.00120</text:p>
          </table:table-cell>
          <table:table-cell office:value-type="float" office:value="0.035147" calcext:value-type="float">
            <text:p>0.0351</text:p>
          </table:table-cell>
          <table:table-cell office:value-type="float" office:value="0.006992" calcext:value-type="float">
            <text:p>0.006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438" calcext:value-type="float">
            <text:p>0.664</text:p>
          </table:table-cell>
          <table:table-cell table:style-name="ce6" office:value-type="float" office:value="0.003672" calcext:value-type="float">
            <text:p>0.0037</text:p>
          </table:table-cell>
          <table:table-cell office:value-type="float" office:value="0.555709" calcext:value-type="float">
            <text:p>0.556</text:p>
          </table:table-cell>
          <table:table-cell office:value-type="float" office:value="0.003068" calcext:value-type="float">
            <text:p>0.0030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078104" calcext:value-type="float">
            <text:p>0.0781</text:p>
          </table:table-cell>
          <table:table-cell office:value-type="float" office:value="0.003592" calcext:value-type="float">
            <text:p>0.00359</text:p>
          </table:table-cell>
          <table:table-cell office:value-type="float" office:value="0.080144" calcext:value-type="float">
            <text:p>0.0801</text:p>
          </table:table-cell>
          <table:table-cell office:value-type="float" office:value="0.001941" calcext:value-type="float">
            <text:p>0.001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4197" calcext:value-type="float">
            <text:p>0.542</text:p>
          </table:table-cell>
          <table:table-cell office:value-type="float" office:value="0.015368" calcext:value-type="float">
            <text:p>0.0154</text:p>
          </table:table-cell>
          <table:table-cell office:value-type="float" office:value="0.404218" calcext:value-type="float">
            <text:p>0.404</text:p>
          </table:table-cell>
          <table:table-cell office:value-type="float" office:value="0.001807" calcext:value-type="float">
            <text:p>0.0018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072207" calcext:value-type="float">
            <text:p>0.0722</text:p>
          </table:table-cell>
          <table:table-cell office:value-type="float" office:value="0.003095" calcext:value-type="float">
            <text:p>0.00310</text:p>
          </table:table-cell>
          <table:table-cell office:value-type="float" office:value="0.072724" calcext:value-type="float">
            <text:p>0.0727</text:p>
          </table:table-cell>
          <table:table-cell office:value-type="float" office:value="0.002731" calcext:value-type="float">
            <text:p>0.00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28768" calcext:value-type="float">
            <text:p>0.629</text:p>
          </table:table-cell>
          <table:table-cell table:style-name="ce6" office:value-type="float" office:value="0.005411" calcext:value-type="float">
            <text:p>0.0054</text:p>
          </table:table-cell>
          <table:table-cell office:value-type="float" office:value="0.606915" calcext:value-type="float">
            <text:p>0.607</text:p>
          </table:table-cell>
          <table:table-cell table:style-name="ce8" office:value-type="float" office:value="0.015276" calcext:value-type="float">
            <text:p>0.015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070772" calcext:value-type="float">
            <text:p>0.0708</text:p>
          </table:table-cell>
          <table:table-cell office:value-type="float" office:value="0.019685" calcext:value-type="float">
            <text:p>0.01969</text:p>
          </table:table-cell>
          <table:table-cell office:value-type="float" office:value="0.056216" calcext:value-type="float">
            <text:p>0.0562</text:p>
          </table:table-cell>
          <table:table-cell office:value-type="float" office:value="0.004686" calcext:value-type="float">
            <text:p>0.0046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2061" calcext:value-type="float">
            <text:p>0.652</text:p>
          </table:table-cell>
          <table:table-cell office:value-type="float" office:value="0.013549" calcext:value-type="float">
            <text:p>0.0135</text:p>
          </table:table-cell>
          <table:table-cell office:value-type="float" office:value="0.607456" calcext:value-type="float">
            <text:p>0.607</text:p>
          </table:table-cell>
          <table:table-cell office:value-type="float" office:value="0.009771" calcext:value-type="float">
            <text:p>0.0097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088039" calcext:value-type="float">
            <text:p>0.0880</text:p>
          </table:table-cell>
          <table:table-cell office:value-type="float" office:value="0.006857" calcext:value-type="float">
            <text:p>0.00686</text:p>
          </table:table-cell>
          <table:table-cell office:value-type="float" office:value="0.071321" calcext:value-type="float">
            <text:p>0.0713</text:p>
          </table:table-cell>
          <table:table-cell office:value-type="float" office:value="0.015163" calcext:value-type="float">
            <text:p>0.01516</text:p>
          </table:table-cell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formula="of:=SUM([.B3:.B7])/5" office:value-type="float" office:value="0.6168484" calcext:value-type="float">
            <text:p>0.617</text:p>
          </table:table-cell>
          <table:table-cell table:formula="of:=SUM([.C3];[.C5];[.C7])/3" office:value-type="float" office:value="0.0136613333333333" calcext:value-type="float">
            <text:p>0.0137</text:p>
          </table:table-cell>
          <table:table-cell table:formula="of:=SUM([.D3:.D7])/5" office:value-type="float" office:value="0.5670584" calcext:value-type="float">
            <text:p>0.567</text:p>
          </table:table-cell>
          <table:table-cell table:formula="of:=SUM([.E3:.E5];[.E7])/4" office:value-type="float" office:value="0.00592525" calcext:value-type="float">
            <text:p>0.00593</text:p>
          </table:table-cell>
          <table:table-cell table:number-columns-repeated="2"/>
          <table:table-cell table:style-name="ce1" office:value-type="string" calcext:value-type="string">
            <text:p>Średnia</text:p>
          </table:table-cell>
          <table:table-cell table:formula="of:=SUM([.I3:.I7])/5" office:value-type="float" office:value="0.0746938" calcext:value-type="float">
            <text:p>0.0747</text:p>
          </table:table-cell>
          <table:table-cell table:formula="of:=SUM([.J3:.J5];[.J7])/4" office:value-type="float" office:value="0.00368475" calcext:value-type="float">
            <text:p>0.00368</text:p>
          </table:table-cell>
          <table:table-cell table:formula="of:=SUM([.K4:.K7])/4" office:value-type="float" office:value="0.07010125" calcext:value-type="float">
            <text:p>0.0701</text:p>
          </table:table-cell>
          <table:table-cell table:formula="of:=SUM([.L3:.L6])/4" office:value-type="float" office:value="0.0040875" calcext:value-type="float">
            <text:p>0.00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29">
      <number:number number:decimal-places="16" number:min-decimal-places="16" number:min-integer-digits="1"/>
    </number:number-style>
    <number:number-style style:name="N128">
      <number:number number:decimal-places="13" number:min-decimal-places="13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5" number:min-decimal-places="15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1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0T17:28:17.257572248</meta:creation-date>
    <meta:generator>LibreOffice/7.3.7.2$Linux_X86_64 LibreOffice_project/30$Build-2</meta:generator>
    <dc:date>2023-10-10T19:55:25.017952874</dc:date>
    <meta:editing-duration>PT2H27M1S</meta:editing-duration>
    <meta:editing-cycles>15</meta:editing-cycles>
    <meta:document-statistic meta:table-count="1" meta:cell-count="76" meta:object-count="0"/>
  </office:meta>
</office:document-meta>
</file>